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top="0.423cm" fo:margin-bottom="0.423cm" loext:contextual-spacing="false" fo:line-height="100%" fo:text-align="justify" style:justify-single-word="false"/>
      <style:text-properties officeooo:paragraph-rsid="00030a81"/>
    </style:style>
    <style:style style:name="P2" style:family="paragraph" style:parent-style-name="Standard">
      <style:paragraph-properties fo:margin-left="0.635cm" fo:margin-right="0cm" fo:margin-top="0.423cm" fo:margin-bottom="0.423cm" loext:contextual-spacing="false" fo:line-height="100%" fo:text-align="justify" style:justify-single-word="false" fo:text-indent="0cm" style:auto-text-indent="false"/>
      <style:text-properties officeooo:paragraph-rsid="00030a81"/>
    </style:style>
    <style:style style:name="P3" style:family="paragraph" style:parent-style-name="Standard">
      <style:paragraph-properties fo:margin-left="1.27cm" fo:margin-right="0cm" fo:margin-top="0.423cm" fo:margin-bottom="0.423cm" loext:contextual-spacing="false" fo:line-height="100%" fo:text-align="justify" style:justify-single-word="false" fo:text-indent="0cm" style:auto-text-indent="false"/>
      <style:text-properties officeooo:paragraph-rsid="00030a81"/>
    </style:style>
    <style:style style:name="P4" style:family="paragraph" style:parent-style-name="Standard">
      <style:paragraph-properties fo:margin-left="3.175cm" fo:margin-right="0cm" fo:margin-top="0.423cm" fo:margin-bottom="0.423cm" loext:contextual-spacing="false" fo:line-height="100%" fo:text-align="justify" style:justify-single-word="false" fo:text-indent="-0.635cm" style:auto-text-indent="false"/>
      <style:text-properties officeooo:paragraph-rsid="00030a81"/>
    </style:style>
    <style:style style:name="T1" style:family="text">
      <style:text-properties fo:font-weight="bold" style:font-weight-asian="bold"/>
    </style:style>
    <style:style style:name="T2" style:family="text">
      <style:text-properties fo:color="#0e141e" fo:font-size="7pt" style:font-size-asian="7pt" style:font-size-complex="7pt"/>
    </style:style>
    <style:style style:name="T3" style:family="text">
      <style:text-properties fo:color="#0e141e"/>
    </style:style>
    <style:style style:name="T4" style:family="text">
      <style:text-properties fo:font-size="7pt" style:font-size-asian="7pt" style:font-size-complex="7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 text:c="43"/>Assignment-3 (String manipulation)</text:span></text:p>
      <text:p text:style-name="P1"><text:span text:style-name="T1"><text:s/></text:span></text:p>
      <text:p text:style-name="P3"><text:span text:style-name="T2"><text:s text:c="8"/></text:span><text:span text:style-name="T3">I.</text:span><text:span text:style-name="T2"> <text:s text:c="11"/></text:span><text:s/>Reduce a string of lowercase characters in range ascii[‘a’..’z’]by doing a series of operations. In each operation, select a pair of adjacent letters that match, and delete them. Delete as many characters as possible using this method and return the resulting string. If the final string is empty, return Empty String.</text:p>
      <text:p text:style-name="P4">a.<text:span text:style-name="T4"> <text:s text:c="2"/><text:tab/></text:span>Input-aaabccddd, output-abd, input- abba output-empty string.</text:p>
      <text:p text:style-name="P3"><text:span text:style-name="T4"><text:s text:c="6"/></text:span>II.<text:span text:style-name="T4"> <text:s text:c="11"/></text:span>Write a Python function that accepts a string and calculate the number of upper case letters and lower case letters.</text:p>
      <text:p text:style-name="P3"><text:span text:style-name="T4"><text:s text:c="4"/></text:span>III.<text:span text:style-name="T4"> <text:s text:c="3"/></text:span>Write a Python function to check whether a string is a pangram or not. Go to the editor</text:p>
      <text:p text:style-name="P1"><text:s text:c="12"/>Note : Pangrams are words or sentences containing every letter of the alphabet at least once.</text:p>
      <text:p text:style-name="P1"><text:s text:c="10"/>For example : “The quick brown fox jumps over the lazy d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26T12:42:55.973459524</meta:creation-date>
    <dc:date>2022-07-26T12:44:36.273350983</dc:date>
    <meta:editing-duration>PT1M40S</meta:editing-duration>
    <meta:editing-cycles>1</meta:editing-cycles>
    <meta:generator>LibreOffice/5.0.6.2$Linux_X86_64 LibreOffice_project/00$Build-2</meta:generator>
    <meta:document-statistic meta:table-count="0" meta:image-count="0" meta:object-count="0" meta:page-count="1" meta:paragraph-count="8" meta:word-count="130" meta:character-count="896" meta:non-whitespace-character-count="660"/>
  </office:meta>
</office:document-meta>
</file>